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50000020B682BC84C0DF252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ed1c24" draw:marker-start-width="0.5cm" draw:marker-end-width="0.5cm" draw:fill="none" draw:textarea-horizontal-align="justify" draw:textarea-vertical-align="middle" draw:auto-grow-height="false" fo:min-height="1.164cm" fo:min-width="0.914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ed1c24" draw:marker-start-width="0.5cm" draw:marker-end-width="0.5cm" draw:fill="none" draw:fill-color="#ffffff" fo:min-height="0.6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>
        <style:tab-stops/>
      </style:paragraph-properties>
      <style:text-properties fo:color="#ed1c24"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justify">
        <style:tab-stops/>
      </style:paragraph-properties>
      <style:text-properties fo:color="#ed1c24" fo:font-size="14pt" style:font-size-asian="18pt" style:font-size-complex="18pt"/>
    </style:style>
    <style:style style:name="T1" style:family="text">
      <style:text-properties fo:color="#ed1c24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0.715cm" svg:height="13.837cm" svg:x="4.479cm" svg:y="1.084cm">
          <draw:image xlink:href="Pictures/10000000000001950000020B682BC84C0DF25291.png" xlink:type="simple" xlink:show="embed" xlink:actuate="onLoad">
            <text:p/>
          </draw:image>
        </draw:frame>
        <draw:custom-shape draw:style-name="gr2" draw:text-style-name="P2" xml:id="id1" draw:id="id1" draw:layer="layout" svg:width="2cm" svg:height="2cm" svg:x="8.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cm" svg:height="2cm" svg:x="8.5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xml:id="id2" draw:id="id2" draw:layer="layout" svg:width="5.2cm" svg:height="1.453cm" svg:x="12.6cm" svg:y="7.9cm">
          <draw:text-box>
            <text:p text:style-name="P3"><text:span text:style-name="T1">Linhas de campo de um dipolo magnético</text:span></text:p>
          </draw:text-box>
        </draw:frame>
        <draw:connector draw:style-name="gr4" draw:text-style-name="P2" draw:layer="layout" draw:type="line" svg:x1="10.5cm" svg:y1="5.9cm" svg:x2="12.6cm" svg:y2="8.626cm" draw:start-shape="id1" draw:start-glue-point="10" draw:end-shape="id2" draw:end-glue-point="3" svg:d="M10500 5900l2100 2726" svg:viewBox="0 0 2101 2727">
          <text:p/>
        </draw:connector>
        <draw:connector draw:style-name="gr4" draw:text-style-name="P2" draw:layer="layout" draw:type="line" svg:x1="10.501cm" svg:y1="11.301cm" svg:x2="12.6cm" svg:y2="8.626cm" draw:start-shape="id3" draw:start-glue-point="10" draw:end-shape="id2" draw:end-glue-point="3" svg:d="M10501 11301l2099-2675" svg:viewBox="0 0 2100 26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4:00:52.336429156</meta:creation-date>
    <dc:date>2019-06-02T14:11:07.617763950</dc:date>
    <meta:editing-duration>PT5S</meta:editing-duration>
    <meta:editing-cycles>1</meta:editing-cycles>
    <meta:document-statistic meta:object-count="6"/>
    <meta:generator>LibreOffice/6.0.7.3$Linux_X86_64 LibreOffice_project/00m0$Build-3</meta:generator>
  </office:meta>
</office:document-meta>
</file>